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9">
      <style:paragraph-properties fo:margin-top="0in" fo:margin-bottom="0in" style:contextual-spacing="false"/>
      <style:text-properties style:font-name="Brix Slab Regular"/>
    </style:style>
    <style:style style:name="P28" style:family="paragraph" style:parent-style-name="Text_20_body" style:list-style-name="L9">
      <style:text-properties style:font-name="Brix Slab Regular"/>
    </style:style>
    <style:style style:name="P29" style:family="paragraph" style:parent-style-name="Text_20_body" style:list-style-name="L10">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as </text:span><text:span text:style-name="Strong_20_Emphasis"><text:span text:style-name="T1">senseBox Feinstaubset SDS011</text:span></text:span><text:span text:style-name="T1"> ist ein Komplettset, das zur Messung der Feinstaubkonzentration in der Luft konzipiert wurde. Es enthält den SDS011 Feinstaubsensor und die erforderlichen Komponenten zur Integration in die senseBox-Plattform. Der Sensor ist in der Lage, Partikelgrößen von PM2.5 und PM10 zu messen, was ihn ideal für die Überwachung der Luftqualität macht.</text:span></text:p>
      <text:p text:style-name="P5"/>
      <text:h text:style-name="P2" text:outline-level="3">Ausführliches Datenblatt für das senseBox Feinstaubset SDS011</text:h>
      <text:h text:style-name="P3" text:outline-level="4">Allgemeine Informationen</text:h>
      <text:list xml:id="list817220617" text:style-name="L1">
        <text:list-item>
          <text:p text:style-name="P7"><text:span text:style-name="Strong_20_Emphasis"><text:span text:style-name="T1">Produktname:</text:span></text:span><text:span text:style-name="T1"> senseBox Feinstaubset SDS011</text:span></text:p>
        </text:list-item>
        <text:list-item>
          <text:p text:style-name="P7"><text:span text:style-name="Strong_20_Emphasis"><text:span text:style-name="T1">Sensor:</text:span></text:span><text:span text:style-name="T1"> SDS011 Feinstaubsensor</text:span></text:p>
        </text:list-item>
        <text:list-item>
          <text:p text:style-name="P6"><text:span text:style-name="Strong_20_Emphasis"><text:span text:style-name="T1">Anwendungsbereiche:</text:span></text:span><text:span text:style-name="T1"> Umweltüberwachung, Luftqualitätsmessung, Citizen Science, Forschung</text:span></text:p>
        </text:list-item>
      </text:list>
      <text:h text:style-name="P3" text:outline-level="4">Technische Spezifikationen</text:h>
      <text:h text:style-name="P4" text:outline-level="5">Sensor-Eigenschaften (SDS011)</text:h>
      <text:list xml:id="list1727194316" text:style-name="L2">
        <text:list-item>
          <text:p text:style-name="P9"><text:span text:style-name="Strong_20_Emphasis"><text:span text:style-name="T1">Messbare Partikelgrößen:</text:span></text:span><text:span text:style-name="T1"> PM2.5 (Partikel kleiner als 2.5 Mikrometer), PM10 (Partikel kleiner als 10 Mikrometer)</text:span></text:p>
        </text:list-item>
        <text:list-item>
          <text:p text:style-name="P9"><text:span text:style-name="Strong_20_Emphasis"><text:span text:style-name="T1">Messprinzip:</text:span></text:span><text:span text:style-name="T1"> Laserstreulichtmessung</text:span></text:p>
        </text:list-item>
        <text:list-item>
          <text:p text:style-name="P9"><text:span text:style-name="Strong_20_Emphasis"><text:span text:style-name="T1">Konzentrationsbereich:</text:span></text:span></text:p>
          <text:list>
            <text:list-item>
              <text:p text:style-name="P9"><text:span text:style-name="Strong_20_Emphasis"><text:span text:style-name="T1">PM2.5:</text:span></text:span><text:span text:style-name="T1"> 0.0 - 999.9 µg/m³</text:span></text:p>
            </text:list-item>
            <text:list-item>
              <text:p text:style-name="P9"><text:span text:style-name="Strong_20_Emphasis"><text:span text:style-name="T1">PM10:</text:span></text:span><text:span text:style-name="T1"> 0.0 - 999.9 µg/m³</text:span></text:p>
            </text:list-item>
          </text:list>
        </text:list-item>
        <text:list-item>
          <text:p text:style-name="P9"><text:span text:style-name="Strong_20_Emphasis"><text:span text:style-name="T1">Genauigkeit:</text:span></text:span><text:span text:style-name="T1"> ±10% oder ±10 µg/m³ (größerer Wert)</text:span></text:p>
        </text:list-item>
        <text:list-item>
          <text:p text:style-name="P9"><text:span text:style-name="Strong_20_Emphasis"><text:span text:style-name="T1">Auflösung:</text:span></text:span><text:span text:style-name="T1"> 0.3 µg/m³</text:span></text:p>
        </text:list-item>
        <text:list-item>
          <text:p text:style-name="P8"><text:span text:style-name="Strong_20_Emphasis"><text:span text:style-name="T1">Ansprechzeit:</text:span></text:span><text:span text:style-name="T1"> &lt; 10 Sekunden</text:span></text:p>
        </text:list-item>
      </text:list>
      <text:h text:style-name="P4" text:outline-level="5">Elektrische Eigenschaften</text:h>
      <text:list xml:id="list3200160292" text:style-name="L3">
        <text:list-item>
          <text:p text:style-name="P11"><text:span text:style-name="Strong_20_Emphasis"><text:span text:style-name="T1">Betriebsspannung:</text:span></text:span><text:span text:style-name="T1"> 5V (über senseBox MCU oder externes Netzteil)</text:span></text:p>
        </text:list-item>
        <text:list-item>
          <text:p text:style-name="P11"><text:span text:style-name="Strong_20_Emphasis"><text:span text:style-name="T1">Stromverbrauch:</text:span></text:span></text:p>
          <text:list>
            <text:list-item>
              <text:p text:style-name="P11"><text:span text:style-name="Strong_20_Emphasis"><text:span text:style-name="T1">Betrieb:</text:span></text:span><text:span text:style-name="T1"> 70 mA</text:span></text:p>
            </text:list-item>
            <text:list-item>
              <text:p text:style-name="P11"><text:span text:style-name="Strong_20_Emphasis"><text:span text:style-name="T1">Ruhezustand:</text:span></text:span><text:span text:style-name="T1"> &lt; 2 mA</text:span></text:p>
            </text:list-item>
          </text:list>
        </text:list-item>
        <text:list-item>
          <text:p text:style-name="P10"><text:span text:style-name="Strong_20_Emphasis"><text:span text:style-name="T1">Schnittstellen:</text:span></text:span><text:span text:style-name="T1"> UART (seriell), standardisierte Pins für einfache Integration</text:span></text:p>
        </text:list-item>
      </text:list>
      <text:h text:style-name="P4" text:outline-level="5">Schutzgehäuse</text:h>
      <text:list xml:id="list2108705293" text:style-name="L4">
        <text:list-item>
          <text:p text:style-name="P13"><text:span text:style-name="Strong_20_Emphasis"><text:span text:style-name="T1">Material:</text:span></text:span><text:span text:style-name="T1"> Robuster Kunststoff, wetterfest</text:span></text:p>
        </text:list-item>
        <text:list-item>
          <text:p text:style-name="P13"><text:span text:style-name="Strong_20_Emphasis"><text:span text:style-name="T1">Abmessungen:</text:span></text:span></text:p>
          <text:list>
            <text:list-item>
              <text:p text:style-name="P13"><text:span text:style-name="Strong_20_Emphasis"><text:span text:style-name="T1">Länge:</text:span></text:span><text:span text:style-name="T1"> 94 mm</text:span></text:p>
            </text:list-item>
            <text:list-item>
              <text:p text:style-name="P13"><text:span text:style-name="Strong_20_Emphasis"><text:span text:style-name="T1">Breite:</text:span></text:span><text:span text:style-name="T1"> 94 mm</text:span></text:p>
            </text:list-item>
            <text:list-item>
              <text:p text:style-name="P13"><text:span text:style-name="Strong_20_Emphasis"><text:span text:style-name="T1">Höhe:</text:span></text:span><text:span text:style-name="T1"> 57 mm</text:span></text:p>
            </text:list-item>
          </text:list>
        </text:list-item>
        <text:list-item>
          <text:p text:style-name="P13"><text:span text:style-name="Strong_20_Emphasis"><text:span text:style-name="T1">Schutzart:</text:span></text:span><text:span text:style-name="T1"> IP54 (Schutz gegen Staubablagerungen im Inneren, Schutz gegen Spritzwasser aus beliebigem Winkel)</text:span></text:p>
        </text:list-item>
        <text:list-item>
          <text:p text:style-name="P12"><text:span text:style-name="Strong_20_Emphasis"><text:span text:style-name="T1">Besonderheiten:</text:span></text:span><text:span text:style-name="T1"> Ausgestattet mit Kabelverschraubungen und Teflonschlauch zur sicheren Installation</text:span></text:p>
        </text:list-item>
      </text:list>
      <text:h text:style-name="P4" text:outline-level="5"><text:soft-page-break/>Installationskomponenten</text:h>
      <text:list xml:id="list2606249364" text:style-name="L5">
        <text:list-item>
          <text:p text:style-name="P15"><text:span text:style-name="Strong_20_Emphasis"><text:span text:style-name="T1">Teflonschlauch:</text:span></text:span></text:p>
          <text:list>
            <text:list-item>
              <text:p text:style-name="P15"><text:span text:style-name="Strong_20_Emphasis"><text:span text:style-name="T1">Länge:</text:span></text:span><text:span text:style-name="T1"> Angepasst zur sicheren Lufteinzugführung</text:span></text:p>
            </text:list-item>
            <text:list-item>
              <text:p text:style-name="P15"><text:span text:style-name="Strong_20_Emphasis"><text:span text:style-name="T1">Funktion:</text:span></text:span><text:span text:style-name="T1"> Dient als Lufteinlass und verhindert das Eindringen von Feuchtigkeit</text:span></text:p>
            </text:list-item>
          </text:list>
        </text:list-item>
        <text:list-item>
          <text:p text:style-name="P15"><text:span text:style-name="Strong_20_Emphasis"><text:span text:style-name="T1">Kabelverschraubungen:</text:span></text:span></text:p>
          <text:list>
            <text:list-item>
              <text:p text:style-name="P15"><text:span text:style-name="Strong_20_Emphasis"><text:span text:style-name="T1">Typ:</text:span></text:span><text:span text:style-name="T1"> M16</text:span></text:p>
            </text:list-item>
            <text:list-item>
              <text:p text:style-name="P15"><text:span text:style-name="Strong_20_Emphasis"><text:span text:style-name="T1">Anzahl:</text:span></text:span><text:span text:style-name="T1"> 2 Stück</text:span></text:p>
            </text:list-item>
            <text:list-item>
              <text:p text:style-name="P14"><text:span text:style-name="Strong_20_Emphasis"><text:span text:style-name="T1">Funktion:</text:span></text:span><text:span text:style-name="T1"> Abdichtung der Durchführungen für den Teflonschlauch und die Verbindungskabel, um das Gehäuse gegen Umwelteinflüsse zu schützen</text:span></text:p>
            </text:list-item>
          </text:list>
        </text:list-item>
      </text:list>
      <text:h text:style-name="P3" text:outline-level="4">Betriebsbedingungen</text:h>
      <text:list xml:id="list614957774" text:style-name="L6">
        <text:list-item>
          <text:p text:style-name="P17"><text:span text:style-name="Strong_20_Emphasis"><text:span text:style-name="T1">Betriebstemperatur:</text:span></text:span><text:span text:style-name="T1"> -10°C bis +50°C</text:span></text:p>
        </text:list-item>
        <text:list-item>
          <text:p text:style-name="P16"><text:span text:style-name="Strong_20_Emphasis"><text:span text:style-name="T1">Luftfeuchtigkeit:</text:span></text:span><text:span text:style-name="T1"> 0% bis 70% relative Luftfeuchtigkeit</text:span></text:p>
        </text:list-item>
      </text:list>
      <text:h text:style-name="P3" text:outline-level="4">Funktionen und Merkmale</text:h>
      <text:list xml:id="list3593555226" text:style-name="L7">
        <text:list-item>
          <text:p text:style-name="P19"><text:span text:style-name="Strong_20_Emphasis"><text:span text:style-name="T1">Echtzeitmessung:</text:span></text:span><text:span text:style-name="T1"> Kontinuierliche Datenübertragung zur Feinstaubkonzentration in der Luft.</text:span></text:p>
        </text:list-item>
        <text:list-item>
          <text:p text:style-name="P19"><text:span text:style-name="Strong_20_Emphasis"><text:span text:style-name="T1">Hohe Empfindlichkeit:</text:span></text:span><text:span text:style-name="T1"> Erfassen von Feinstaubpartikeln, die für die Luftqualität und die menschliche Gesundheit relevant sind.</text:span></text:p>
        </text:list-item>
        <text:list-item>
          <text:p text:style-name="P18"><text:span text:style-name="Strong_20_Emphasis"><text:span text:style-name="T1">Energieeffizient:</text:span></text:span><text:span text:style-name="T1"> Geringer Stromverbrauch, ideal für Langzeitüberwachungsprojekte.</text:span></text:p>
        </text:list-item>
      </text:list>
      <text:h text:style-name="P3" text:outline-level="4">Anwendungsbereiche</text:h>
      <text:list xml:id="list683884666" text:style-name="L8">
        <text:list-item>
          <text:p text:style-name="P21"><text:span text:style-name="Strong_20_Emphasis"><text:span text:style-name="T1">Umweltüberwachung:</text:span></text:span><text:span text:style-name="T1"> Überwachung der Luftqualität in urbanen und ländlichen Gebieten.</text:span></text:p>
        </text:list-item>
        <text:list-item>
          <text:p text:style-name="P21"><text:span text:style-name="Strong_20_Emphasis"><text:span text:style-name="T1">Gesundheitsüberwachung:</text:span></text:span><text:span text:style-name="T1"> Erkennung von Luftverschmutzungen, die gesundheitliche Risiken darstellen können.</text:span></text:p>
        </text:list-item>
        <text:list-item>
          <text:p text:style-name="P21"><text:span text:style-name="Strong_20_Emphasis"><text:span text:style-name="T1">Forschung:</text:span></text:span><text:span text:style-name="T1"> Wissenschaftliche Studien zur Analyse der Luftverschmutzung.</text:span></text:p>
        </text:list-item>
        <text:list-item>
          <text:p text:style-name="P20"><text:span text:style-name="Strong_20_Emphasis"><text:span text:style-name="T1">Citizen Science:</text:span></text:span><text:span text:style-name="T1"> Einbindung der Öffentlichkeit in Projekte zur Luftqualitätsüberwachung.</text:span></text:p>
        </text:list-item>
      </text:list>
      <text:h text:style-name="P3" text:outline-level="4">Sicherheits- und Nutzungsrichtlinien</text:h>
      <text:list xml:id="list2308128203" text:style-name="L9">
        <text:list-item>
          <text:p text:style-name="P22"><text:span text:style-name="Strong_20_Emphasis"><text:span text:style-name="T1">Betriebssicherheit:</text:span></text:span></text:p>
          <text:list>
            <text:list-item>
              <text:p text:style-name="P27">Sicherstellen, dass der Sensor und das Gehäuse ordnungsgemäß installiert sind, um Eindringen von Feuchtigkeit und Staub zu vermeiden.</text:p>
            </text:list-item>
            <text:list-item>
              <text:p text:style-name="P27">Regelmäßige Reinigung und Überprüfung des Gehäuses und des Teflonschlauchs, um die Genauigkeit der Messungen sicherzustellen.</text:p>
            </text:list-item>
          </text:list>
        </text:list-item>
        <text:list-item>
          <text:p text:style-name="P22"><text:span text:style-name="Strong_20_Emphasis"><text:span text:style-name="T1">Installation:</text:span></text:span></text:p>
          <text:list>
            <text:list-item>
              <text:p text:style-name="P27">Der Sensor sollte in einem gut belüfteten Bereich installiert werden.</text:p>
            </text:list-item>
            <text:list-item>
              <text:p text:style-name="P28">Sicherstellen, dass der Teflonschlauch und die Kabeldurchführungen korrekt montiert sind, um die Integrität des Schutzgehäuses zu gewährleisten.</text:p>
            </text:list-item>
          </text:list>
        </text:list-item>
      </text:list>
      <text:h text:style-name="P3" text:outline-level="4">Verpackung und Lieferung</text:h>
      <text:list xml:id="list2497977082" text:style-name="L10">
        <text:list-item>
          <text:p text:style-name="P24"><text:span text:style-name="Strong_20_Emphasis"><text:span text:style-name="T1">Lieferumfang:</text:span></text:span></text:p>
          <text:list>
            <text:list-item>
              <text:p text:style-name="P29"><text:soft-page-break/>SDS011 Feinstaubsensor</text:p>
            </text:list-item>
            <text:list-item>
              <text:p text:style-name="P29">Schutzgehäuse (94 x 94 x 57 mm)</text:p>
            </text:list-item>
            <text:list-item>
              <text:p text:style-name="P29">Teflonschlauch</text:p>
            </text:list-item>
            <text:list-item>
              <text:p text:style-name="P29">2 M16 Kabelverschraubungen</text:p>
            </text:list-item>
            <text:list-item>
              <text:p text:style-name="P29">Verbindungskabel zum Anschluss an die senseBox MCU</text:p>
            </text:list-item>
            <text:list-item>
              <text:p text:style-name="P29">Schnellstartanleitung</text:p>
            </text:list-item>
          </text:list>
        </text:list-item>
        <text:list-item>
          <text:p text:style-name="P23"><text:span text:style-name="Strong_20_Emphasis"><text:span text:style-name="T1">Verpackung:</text:span></text:span><text:span text:style-name="T1"> Sicher verpackt in antistatischer und stoßfester Verpackung</text:span></text:p>
        </text:list-item>
      </text:list>
      <text:h text:style-name="P3" text:outline-level="4">Hinweise und Empfehlungen</text:h>
      <text:list xml:id="list2324861903" text:style-name="L11">
        <text:list-item>
          <text:p text:style-name="P26"><text:span text:style-name="Strong_20_Emphasis"><text:span text:style-name="T1">Kalibrierung:</text:span></text:span><text:span text:style-name="T1"> Regelmäßige Überprüfung und Kalibrierung der Sensoren wird empfohlen, insbesondere bei wissenschaftlichen Anwendungen.</text:span></text:p>
        </text:list-item>
        <text:list-item>
          <text:p text:style-name="P26"><text:span text:style-name="Strong_20_Emphasis"><text:span text:style-name="T1">Datenintegration:</text:span></text:span><text:span text:style-name="T1"> Nutzung unterstützender Software zur Analyse und Visualisierung der Luftqualitätsdaten.</text:span></text:p>
        </text:list-item>
        <text:list-item>
          <text:p text:style-name="P25"><text:span text:style-name="Strong_20_Emphasis"><text:span text:style-name="T1">Wartung:</text:span></text:span><text:span text:style-name="T1"> Überprüfen Sie regelmäßig die Komponenten auf Abnutzung und Funktionsfähigkeit, insbesondere in extremen klimatischen Bedingungen.</text:span></text:p>
        </text:list-item>
      </text:list>
      <text:p text:style-name="P1"/>
      <text:p text:style-name="Text_20_body"><text:span text:style-name="Strong_20_Emphasis"><text:span text:style-name="T1">Hinweis:</text:span></text:span><text:span text:style-name="T1"> Dieses ausführliche Datenblatt bietet eine detaillierte Übersicht über die technischen Spezifikationen, Funktionen und Anwendungsmöglichkeiten des senseBox Feinstaubsets SDS011.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2:07:33.099560391</meta:creation-date>
    <dc:date>2024-07-30T12:08:38.575322749</dc:date>
    <meta:editing-duration>PT1M7S</meta:editing-duration>
    <meta:editing-cycles>1</meta:editing-cycles>
    <meta:document-statistic meta:table-count="0" meta:image-count="0" meta:object-count="0" meta:page-count="3" meta:paragraph-count="71" meta:word-count="536" meta:character-count="4261" meta:non-whitespace-character-count="3856"/>
    <meta:generator>LibreOffice/7.3.7.2$Linux_X86_64 LibreOffice_project/30$Build-2</meta:generator>
  </office:meta>
</office:document-meta>
</file>